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style:style style:name="P15" style:family="paragraph" style:parent-style-name="Text_20_body" style:list-style-name="L6">
      <style:paragraph-properties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темы, разделы и их описание</text:p>
      <text:p text:style-name="P1">ChatGPT</text:p>
      <text:p text:style-name="P2">ChatGPT</text:p>
      <text:p text:style-name="P9">Когда речь идет о основных темах и разделах в CSS, можно выделить несколько ключевых областей, которые важны для изучения:</text:p>
      <text:h text:style-name="P16" text:outline-level="3">1. <text:span text:style-name="Strong_20_Emphasis">Селекторы и Стилизация Элементов</text:span></text:h>
      <text:list xml:id="list2528721416245135751" text:style-name="L1">
        <text:list-item>
          <text:p text:style-name="P3"><text:span text:style-name="Strong_20_Emphasis">Описание:</text:span> Изучение основ селекторов, их типов и способов применения стилей к HTML элементам.</text:p>
        </text:list-item>
        <text:list-item>
          <text:p text:style-name="P3"><text:span text:style-name="Strong_20_Emphasis">Темы:</text:span></text:p>
          <text:list>
            <text:list-item>
              <text:p text:style-name="P3">Элементарные селекторы (типы элементов)</text:p>
            </text:list-item>
            <text:list-item>
              <text:p text:style-name="P3">Селекторы классов и идентификаторов</text:p>
            </text:list-item>
            <text:list-item>
              <text:p text:style-name="P3">Псевдоклассы и псевдоэлементы</text:p>
            </text:list-item>
            <text:list-item>
              <text:p text:style-name="P10">Каскадирование и наследование</text:p>
            </text:list-item>
          </text:list>
        </text:list-item>
      </text:list>
      <text:h text:style-name="P16" text:outline-level="3">2. <text:span text:style-name="Strong_20_Emphasis">Основные Свойства и Значения</text:span></text:h>
      <text:list xml:id="list2208202218759940594" text:style-name="L2">
        <text:list-item>
          <text:p text:style-name="P4"><text:span text:style-name="Strong_20_Emphasis">Описание:</text:span> Изучение основных свойств CSS и их значений, которые позволяют изменять внешний вид элементов.</text:p>
        </text:list-item>
        <text:list-item>
          <text:p text:style-name="P4"><text:span text:style-name="Strong_20_Emphasis">Темы:</text:span></text:p>
          <text:list>
            <text:list-item>
              <text:p text:style-name="P4">Цвета и фоны</text:p>
            </text:list-item>
            <text:list-item>
              <text:p text:style-name="P4">Шрифты и текст</text:p>
            </text:list-item>
            <text:list-item>
              <text:p text:style-name="P4">Отступы и внутренние/внешние отступы (padding и margin)</text:p>
            </text:list-item>
            <text:list-item>
              <text:p text:style-name="P11">Рамки и границы</text:p>
            </text:list-item>
          </text:list>
        </text:list-item>
      </text:list>
      <text:h text:style-name="P16" text:outline-level="3">3. <text:span text:style-name="Strong_20_Emphasis">Позиционирование и Макеты</text:span></text:h>
      <text:list xml:id="list8799908509858301359" text:style-name="L3">
        <text:list-item>
          <text:p text:style-name="P5"><text:span text:style-name="Strong_20_Emphasis">Описание:</text:span> Как располагать элементы на веб-странице, создавать макеты и управлять их размещением.</text:p>
        </text:list-item>
        <text:list-item>
          <text:p text:style-name="P5"><text:span text:style-name="Strong_20_Emphasis">Темы:</text:span></text:p>
          <text:list>
            <text:list-item>
              <text:p text:style-name="P5">Поток документа и позиционирование элементов</text:p>
            </text:list-item>
            <text:list-item>
              <text:p text:style-name="P5">Flexbox для управления макетом вдоль осей</text:p>
            </text:list-item>
            <text:list-item>
              <text:p text:style-name="P12">Grid Layout для создания сложных сеток и макетов</text:p>
            </text:list-item>
          </text:list>
        </text:list-item>
      </text:list>
      <text:h text:style-name="P16" text:outline-level="3">4. <text:span text:style-name="Strong_20_Emphasis">Адаптивность и Отзывчивый Дизайн</text:span></text:h>
      <text:list xml:id="list6053544648148518029" text:style-name="L4">
        <text:list-item>
          <text:p text:style-name="P6"><text:span text:style-name="Strong_20_Emphasis">Описание:</text:span> Создание стилей и макетов, которые адаптируются к различным размерам экранов и устройствам.</text:p>
        </text:list-item>
        <text:list-item>
          <text:p text:style-name="P6"><text:span text:style-name="Strong_20_Emphasis">Темы:</text:span></text:p>
          <text:list>
            <text:list-item>
              <text:p text:style-name="P6">Использование медиа-запросов для адаптивного дизайна</text:p>
            </text:list-item>
            <text:list-item>
              <text:p text:style-name="P6">Относительные единицы измерения (%, em, rem)</text:p>
            </text:list-item>
            <text:list-item>
              <text:p text:style-name="P13">Изображения и мультимедиа в адаптивном дизайне</text:p>
            </text:list-item>
          </text:list>
        </text:list-item>
      </text:list>
      <text:h text:style-name="P16" text:outline-level="3">5. <text:span text:style-name="Strong_20_Emphasis">Анимации и Переходы</text:span></text:h>
      <text:list xml:id="list2225480333893143116" text:style-name="L5">
        <text:list-item>
          <text:p text:style-name="P7"><text:span text:style-name="Strong_20_Emphasis">Описание:</text:span> Создание анимаций и переходов для элементов на странице.</text:p>
        </text:list-item>
        <text:list-item>
          <text:p text:style-name="P7"><text:soft-page-break/><text:span text:style-name="Strong_20_Emphasis">Темы:</text:span></text:p>
          <text:list>
            <text:list-item>
              <text:p text:style-name="P7">CSS transitions для создания плавных изменений</text:p>
            </text:list-item>
            <text:list-item>
              <text:p text:style-name="P7">CSS animations для более сложных анимаций</text:p>
            </text:list-item>
            <text:list-item>
              <text:p text:style-name="P14">Использование ключевых кадров (keyframes) для точной настройки анимаций</text:p>
            </text:list-item>
          </text:list>
        </text:list-item>
      </text:list>
      <text:h text:style-name="P16" text:outline-level="3">6. <text:span text:style-name="Strong_20_Emphasis">Продвинутые Темы и Новые Возможности</text:span></text:h>
      <text:list xml:id="list1786143525591295964" text:style-name="L6">
        <text:list-item>
          <text:p text:style-name="P8"><text:span text:style-name="Strong_20_Emphasis">Описание:</text:span> Изучение более сложных и продвинутых возможностей CSS, которые улучшают эффективность и создают более современные интерфейсы.</text:p>
        </text:list-item>
        <text:list-item>
          <text:p text:style-name="P8"><text:span text:style-name="Strong_20_Emphasis">Темы:</text:span></text:p>
          <text:list>
            <text:list-item>
              <text:p text:style-name="P8">CSS переменные и пользовательские свойства</text:p>
            </text:list-item>
            <text:list-item>
              <text:p text:style-name="P8">Функции фильтров и блендинга</text:p>
            </text:list-item>
            <text:list-item>
              <text:p text:style-name="P15">Новые свойства и возможности в последних версиях CSS</text:p>
            </text:list-item>
          </text:list>
        </text:list-item>
      </text:list>
      <text:p text:style-name="P9">Изучение каждой из этих областей позволяет создавать красивые, адаптивные и интерактивные веб-страницы. Понимание основных концепций и практическое применение помогут вам стать уверенным в использовании CSS для стилизации ваших веб-проек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1:46:28.55</dc:date>
    <meta:document-statistic meta:table-count="0" meta:image-count="0" meta:object-count="0" meta:page-count="2" meta:paragraph-count="43" meta:word-count="303" meta:character-count="2042"/>
    <dc:creator>Dima Wide</dc:creator>
    <meta:user-defined meta:name="Info 1"/>
    <meta:user-defined meta:name="Info 2"/>
    <meta:user-defined meta:name="Info 3"/>
    <meta:user-defined meta:name="Info 4"/>
  </office:meta>
</office:document-meta>
</file>